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bc816" officeooo:paragraph-rsid="002bc816"/>
    </style:style>
    <style:style style:name="P2" style:family="paragraph" style:parent-style-name="Standard">
      <style:text-properties officeooo:paragraph-rsid="0018d310"/>
    </style:style>
    <style:style style:name="P3" style:family="paragraph" style:parent-style-name="Standard">
      <style:text-properties officeooo:rsid="0018d310" officeooo:paragraph-rsid="0018d310"/>
    </style:style>
    <style:style style:name="P4" style:family="paragraph" style:parent-style-name="Standard">
      <style:paragraph-properties fo:text-align="center" style:justify-single-word="false"/>
      <style:text-properties officeooo:paragraph-rsid="0018d310"/>
    </style:style>
    <style:style style:name="P5" style:family="paragraph" style:parent-style-name="Standard">
      <style:text-properties officeooo:rsid="001a3517" officeooo:paragraph-rsid="001a3517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a3517" officeooo:paragraph-rsid="001a3517"/>
    </style:style>
    <style:style style:name="P7" style:family="paragraph" style:parent-style-name="Standard">
      <style:text-properties officeooo:rsid="001a3517" officeooo:paragraph-rsid="001b8aa6"/>
    </style:style>
    <style:style style:name="P8" style:family="paragraph" style:parent-style-name="Standard">
      <style:text-properties officeooo:rsid="001a3517" officeooo:paragraph-rsid="001c812a"/>
    </style:style>
    <style:style style:name="P9" style:family="paragraph" style:parent-style-name="Standard">
      <style:text-properties officeooo:rsid="001a3517" officeooo:paragraph-rsid="00358881"/>
    </style:style>
    <style:style style:name="P10" style:family="paragraph" style:parent-style-name="Standard">
      <style:text-properties fo:font-style="normal" fo:font-weight="normal" officeooo:rsid="00203d7d" officeooo:paragraph-rsid="00203d7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tyle="normal" officeooo:rsid="001b8aa6" officeooo:paragraph-rsid="001b8aa6" style:font-style-asian="normal" style:font-style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tyle="normal" officeooo:rsid="001c812a" officeooo:paragraph-rsid="00358881" style:font-style-asian="normal" style:font-style-complex="normal"/>
    </style:style>
    <style:style style:name="P13" style:family="paragraph" style:parent-style-name="Standard">
      <style:text-properties officeooo:paragraph-rsid="003077f1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c812a" officeooo:paragraph-rsid="001c812a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weight="normal" officeooo:rsid="00203d7d" officeooo:paragraph-rsid="00203d7d" style:font-size-asian="10pt" style:font-weight-asian="normal" style:font-size-complex="10pt" style:font-weight-complex="normal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font-weight="bold" officeooo:rsid="00358999" officeooo:paragraph-rsid="00358999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tyle="normal" officeooo:rsid="00371f2e" officeooo:paragraph-rsid="00371f2e" style:font-style-asian="normal" style:font-style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tyle="normal" officeooo:rsid="00371f2e" officeooo:paragraph-rsid="0038b304" style:font-style-asian="normal" style:font-style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tyle="normal" officeooo:rsid="00371f2e" officeooo:paragraph-rsid="0038b304" style:font-style-asian="normal" style:font-style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font-style="normal" officeooo:rsid="0038b304" officeooo:paragraph-rsid="0038b304" style:font-style-asian="normal" style:font-style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tyle="normal" officeooo:rsid="0038b304" officeooo:paragraph-rsid="0038b304" style:font-style-asian="normal" style:font-style-complex="normal"/>
    </style:style>
    <style:style style:name="P23" style:family="paragraph" style:parent-style-name="Standard" style:master-page-name="">
      <style:paragraph-properties style:page-number="auto"/>
      <style:text-properties fo:font-style="normal" fo:font-weight="normal" officeooo:rsid="00203d7d" officeooo:paragraph-rsid="00203d7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03d7d" officeooo:paragraph-rsid="00203d7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391511" officeooo:paragraph-rsid="0039151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91511" officeooo:paragraph-rsid="0039151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ade29" officeooo:paragraph-rsid="003ade2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1c812a" officeooo:paragraph-rsid="001c812a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1c812a" officeooo:paragraph-rsid="001c812a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203d7d" officeooo:paragraph-rsid="00203d7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91511" officeooo:paragraph-rsid="0039151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ade29" officeooo:paragraph-rsid="003ade29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Liberation Mono" fo:font-size="10pt" fo:font-style="normal" fo:font-weight="normal" officeooo:rsid="003c548a" officeooo:paragraph-rsid="003c548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a35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8aa6" style:font-style-asian="italic" style:font-style-complex="italic"/>
    </style:style>
    <style:style style:name="T4" style:family="text">
      <style:text-properties fo:font-style="italic" officeooo:rsid="00358999" style:font-style-asian="italic" style:font-style-complex="italic"/>
    </style:style>
    <style:style style:name="T5" style:family="text">
      <style:text-properties fo:font-style="italic" officeooo:rsid="0038b304" style:font-style-asian="italic" style:font-style-complex="italic"/>
    </style:style>
    <style:style style:name="T6" style:family="text">
      <style:text-properties fo:font-style="italic" fo:font-weight="normal" officeooo:rsid="001c812a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55fca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8b304" style:font-style-asian="italic" style:font-weight-asian="normal" style:font-style-complex="italic" style:font-weight-complex="normal"/>
    </style:style>
    <style:style style:name="T9" style:family="text">
      <style:text-properties fo:font-style="italic" style:font-name-asian="Noto Sans CJK SC" style:font-style-asian="italic" style:font-name-complex="Lohit Devanagari1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8aa6" style:font-weight-asian="bold" style:font-weight-complex="bold"/>
    </style:style>
    <style:style style:name="T12" style:family="text">
      <style:text-properties fo:font-weight="bold" officeooo:rsid="001c812a" style:font-weight-asian="bold" style:font-weight-complex="bold"/>
    </style:style>
    <style:style style:name="T13" style:family="text">
      <style:text-properties fo:font-weight="bold" officeooo:rsid="001a3517" style:font-weight-asian="bold" style:font-weight-complex="bold"/>
    </style:style>
    <style:style style:name="T14" style:family="text">
      <style:text-properties fo:font-weight="bold" officeooo:rsid="00358999" style:font-weight-asian="bold" style:font-weight-complex="bold"/>
    </style:style>
    <style:style style:name="T15" style:family="text">
      <style:text-properties fo:font-weight="bold" officeooo:rsid="00371f2e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cda7c" style:font-style-asian="normal" style:font-style-complex="normal"/>
    </style:style>
    <style:style style:name="T18" style:family="text">
      <style:text-properties fo:font-style="normal" officeooo:rsid="002cd1a6" style:font-style-asian="normal" style:font-style-complex="normal"/>
    </style:style>
    <style:style style:name="T19" style:family="text">
      <style:text-properties fo:font-style="normal" officeooo:rsid="00371f2e" style:font-style-asian="normal" style:font-style-complex="normal"/>
    </style:style>
    <style:style style:name="T20" style:family="text">
      <style:text-properties fo:font-style="normal" officeooo:rsid="0038b304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c812a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55fca" style:font-style-asian="normal" style:font-weight-asian="bold" style:font-style-complex="normal" style:font-weight-complex="bold"/>
    </style:style>
    <style:style style:name="T24" style:family="text">
      <style:text-properties officeooo:rsid="003b12da"/>
    </style:style>
    <style:style style:name="T25" style:family="text">
      <style:text-properties style:font-name-asian="Noto Sans CJK SC" style:font-name-complex="Lohit Devanagari1"/>
    </style:style>
    <style:style style:name="T26" style:family="text">
      <style:text-properties officeooo:rsid="0038b304" style:font-name-asian="Noto Sans CJK SC" style:font-name-complex="Lohit Devanagari1"/>
    </style:style>
    <style:style style:name="T27" style:family="text">
      <style:text-properties officeooo:rsid="003c548a" style:font-name-asian="Noto Sans CJK SC" style:font-name-complex="Lohit Devanagari1"/>
    </style:style>
    <style:style style:name="T28" style:family="text">
      <style:text-properties officeooo:rsid="00358999"/>
    </style:style>
    <style:style style:name="T29" style:family="text">
      <style:text-properties officeooo:rsid="00371f2e"/>
    </style:style>
    <style:style style:name="T30" style:family="text">
      <style:text-properties officeooo:rsid="0038b304"/>
    </style:style>
    <style:style style:name="T31" style:family="text">
      <style:text-properties style:font-name="Liberation Serif" fo:font-size="12pt" style:font-name-asian="Noto Sans CJK SC" style:font-size-asian="12pt" style:font-name-complex="Lohit Devanagari1" style:font-size-complex="12pt"/>
    </style:style>
    <style:style style:name="T32" style:family="text">
      <style:text-properties style:font-name="Liberation Serif" fo:font-size="12pt" officeooo:rsid="002bb37f" style:font-name-asian="Noto Sans CJK SC" style:font-size-asian="12pt" style:font-name-complex="Lohit Devanagari1" style:font-size-complex="12pt"/>
    </style:style>
    <style:style style:name="T33" style:family="text">
      <style:text-properties style:font-name="Liberation Serif" fo:font-size="12pt" officeooo:rsid="0038b304" style:font-name-asian="Noto Sans CJK SC" style:font-size-asian="12pt" style:font-name-complex="Lohit Devanagari1" style:font-size-complex="12pt"/>
    </style:style>
    <style:style style:name="T34" style:family="text">
      <style:text-properties style:font-name="Liberation Serif" fo:font-size="12pt" officeooo:rsid="003c548a" style:font-name-asian="Noto Sans CJK SC" style:font-size-asian="12pt" style:font-name-complex="Lohit Devanagari1" style:font-size-complex="12pt"/>
    </style:style>
    <style:style style:name="T35" style:family="text">
      <style:text-properties fo:font-size="12pt" style:font-name-asian="Noto Sans CJK SC" style:font-size-asian="12pt" style:font-name-complex="Lohit Devanagari1" style:font-size-complex="12pt"/>
    </style:style>
    <style:style style:name="T36" style:family="text">
      <style:text-properties fo:font-size="12pt" officeooo:rsid="003c548a" style:font-name-asian="Noto Sans CJK SC" style:font-size-asian="12pt" style:font-name-complex="Lohit Devanagari1" style:font-size-complex="12pt"/>
    </style:style>
    <style:style style:name="T37" style:family="text">
      <style:text-properties officeooo:rsid="003c548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VirtualCpm</text:p>
      <text:p text:style-name="P17">CP/M Emulator</text:p>
      <text:p text:style-name="P4"><text:date style:data-style-name="N41" text:date-value="2022-12-03T15:03:16.410857560">December 3, 2022</text:date><text:s/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1438_1532241226" text:style-name="Index_20_Link" text:visited-style-name="Index_20_Link">Introduction<text:tab/>1</text:a></text:p>
          <text:p text:style-name="P16"><text:a xlink:type="simple" xlink:href="#__RefHeading___Toc1440_1532241226" text:style-name="Index_20_Link" text:visited-style-name="Index_20_Link">Native Files<text:tab/>1</text:a></text:p>
          <text:p text:style-name="P16"><text:a xlink:type="simple" xlink:href="#__RefHeading___Toc1442_1532241226" text:style-name="Index_20_Link" text:visited-style-name="Index_20_Link">Configuration<text:tab/>1</text:a></text:p>
          <text:p text:style-name="P16"><text:a xlink:type="simple" xlink:href="#__RefHeading___Toc1003_1158399634" text:style-name="Index_20_Link" text:visited-style-name="Index_20_Link"><text:span text:style-name="T16">E</text:span></text:a><text:a xlink:type="simple" xlink:href="#__RefHeading___Toc1003_1158399634" text:style-name="Index_20_Link" text:visited-style-name="Index_20_Link"><text:span text:style-name="T16">nvironment Variables</text:span></text:a><text:a xlink:type="simple" xlink:href="#__RefHeading___Toc1003_1158399634" text:style-name="Index_20_Link" text:visited-style-name="Index_20_Link"><text:tab/>2</text:a></text:p>
          <text:p text:style-name="P16"><text:a xlink:type="simple" xlink:href="#__RefHeading___Toc1444_1532241226" text:style-name="Index_20_Link" text:visited-style-name="Index_20_Link">Running the Emulator<text:tab/>2</text:a></text:p>
          <text:p text:style-name="P16"><text:a xlink:type="simple" xlink:href="#__RefHeading___Toc1021_1158399634" text:style-name="Index_20_Link" text:visited-style-name="Index_20_Link">Makefile Example<text:tab/>3</text:a></text:p>
        </text:index-body>
      </text:table-of-content>
      <text:h text:style-name="Heading_20_2" text:outline-level="2"><text:bookmark-start text:name="__RefHeading___Toc1438_1532241226"/>Introduction<text:bookmark-end text:name="__RefHeading___Toc1438_1532241226"/></text:h>
      <text:p text:style-name="P3"><text:span text:style-name="T28">VirtualCpm</text:span> is a JAVA program th<text:span text:style-name="T28">at</text:span> <text:span text:style-name="T28">amulates</text:span> a <text:span text:style-name="T28">CP/M CCP, BDOS, and BIOS running on a Z80 with 64K RAM</text:span>, with CP/M 3 extensions. <text:span text:style-name="T28">It is normally used to execute a single CP/M command, but is capable of handling “submit” files as well as native (on the host PC) text files filled with commands.</text:span></text:p>
      <text:p text:style-name="P3"/>
      <text:h text:style-name="Heading_20_2" text:outline-level="2"><text:bookmark-start text:name="__RefHeading___Toc1440_1532241226"/>Native Files<text:bookmark-end text:name="__RefHeading___Toc1440_1532241226"/></text:h>
      <text:p text:style-name="P3">Native files must have lower-case only names. Mixed-case filenames will cause unpredictable results. All files created by CP/M will be in lower-case.</text:p>
      <text:p text:style-name="P3"/>
      <text:p text:style-name="P3">The file’s write permission is used to reflect the CP/M RO attribute. CP/M programs that change a file’s RO attribute will change the native file’s write permission.</text:p>
      <text:p text:style-name="P3"/>
      <text:p text:style-name="P3">The file’s execute permission is used to reflect the CP/M SYS attribute. Note that Windows will always show files as executable, and thus files on a Windows host will always have the SYS attribute set. Also remember that CP/M normally hides files that have the SYS attribute set. There is a server configuration setting th<text:span text:style-name="T28">at</text:span> disables the SYS attribute, to avoid these issues on Windows hosts.</text:p>
      <text:p text:style-name="P3"/>
      <text:p text:style-name="P3">The CP/M ARCHIVE attribute is not supported.</text:p>
      <text:p text:style-name="P3"/>
      <text:p text:style-name="P3">Files that are not an even multiple of 128 bytes in size will be padded to a 128-byte multiple, using Ctrl-Z (EOF, 0x1a), when reading. Writing to a file <text:span text:style-name="T37">from CP/M </text:span>always involves a full 128-byte record, so no additional padding is performed. The CP/M 3 feature “Set <text:span text:style-name="T1">File </text:span>Byte Count” will truncate a file to a specific, arbitrary, number of bytes, <text:span text:style-name="T1">after which the file may no longer be an even multiple of 128 bytes</text:span>.</text:p>
      <text:p text:style-name="P3"/>
      <text:h text:style-name="Heading_20_2" text:outline-level="2"><text:bookmark-start text:name="__RefHeading___Toc1442_1532241226"/>Configuration<text:bookmark-end text:name="__RefHeading___Toc1442_1532241226"/></text:h>
      <text:p text:style-name="P13"><text:span text:style-name="T1">The </text:span><text:span text:style-name="T28">emulator</text:span><text:span text:style-name="T1"> is configured using a “configuration file”, which is plan text formatted as “property = value” lines. The configuration file to be used is will look in the current directory for “</text:span><text:span text:style-name="T14">vcpm.rc</text:span><text:span text:style-name="T1">” and then the user’s home directory for “</text:span><text:span text:style-name="T13">.</text:span><text:span text:style-name="T14">vcpm</text:span><text:span text:style-name="T13">rc</text:span><text:span text:style-name="T1">”. </text:span><text:span text:style-name="T24">Comments in the file start with ‘#’ as the first non-space </text:span><text:soft-page-break/><text:span text:style-name="T24">character of the line.</text:span><text:span text:style-name="T1"> </text:span><text:span text:style-name="T18">Property values may use backslash (‘\’) to extend long values to the following line.</text:span></text:p>
      <text:p text:style-name="P5"/>
      <text:p text:style-name="P5">The following properties are recognized:</text:p>
      <text:p text:style-name="P5"/>
      <text:p text:style-name="P5"><text:span text:style-name="T11">vcpm_dso</text:span><text:span text:style-name="T10"> =</text:span> <text:span text:style-name="T4">string</text:span></text:p>
      <text:p text:style-name="P11">Specifies the <text:span text:style-name="T28">Drive Search Order used to locate commands. Accepts drive letters and the keyword “def”, separated by commas. Only four items are allowed. Default is “def,a”.</text:span></text:p>
      <text:p text:style-name="P5"/>
      <text:p text:style-name="P5"><text:span text:style-name="T15">silent</text:span></text:p>
      <text:p text:style-name="P6"><text:span text:style-name="T19">Suppresses informative messages about configuration, etc</text:span><text:span text:style-name="T16">.</text:span></text:p>
      <text:p text:style-name="P5"/>
      <text:p text:style-name="P7"><text:span text:style-name="T15">vcpm</text:span><text:span text:style-name="T10">_</text:span><text:span text:style-name="T11">root_dir</text:span><text:span text:style-name="T10"> =</text:span> <text:span text:style-name="T3">path</text:span></text:p>
      <text:p text:style-name="P14"><text:span text:style-name="T16">Specifies the top-level (root) directory to be exported to CP/NET. Subdirectories named “a” through “p” are assumed, but not created automatically. Default will be “</text:span><text:span text:style-name="T21">~/HostFileBdos</text:span><text:span text:style-name="T16">”.</text:span></text:p>
      <text:p text:style-name="P7"/>
      <text:p text:style-name="P9"><text:span text:style-name="T15">vcpm</text:span><text:span text:style-name="T10">_</text:span><text:span text:style-name="T12">nosys</text:span></text:p>
      <text:p text:style-name="P12">Disable the CP/M SYS attribute, so files will not be hidden on Windows.</text:p>
      <text:p text:style-name="P9"/>
      <text:p text:style-name="P8"><text:span text:style-name="T15">vcpm</text:span><text:span text:style-name="T10">_</text:span><text:span text:style-name="T12">drive_</text:span><text:span text:style-name="T6">X</text:span><text:span text:style-name="T22"> </text:span><text:span text:style-name="T23">= </text:span><text:span text:style-name="T7">path</text:span></text:p>
      <text:p text:style-name="P14"><text:span text:style-name="T16">Where “</text:span><text:span text:style-name="T2">X</text:span><text:span text:style-name="T16">” is one of “a” through “p”. </text:span><text:span text:style-name="T17">Specify the path to use instead of “root_dir/X” for the CP/M drive.</text:span></text:p>
      <text:p text:style-name="P29"><text:span text:style-name="T17"/></text:p>
      <text:h text:style-name="Heading_20_2" text:outline-level="2"><text:bookmark-start text:name="__RefHeading___Toc1003_1158399634"/><text:span text:style-name="T17">E</text:span><text:span text:style-name="T16">nvironment Variables</text:span><text:bookmark-end text:name="__RefHeading___Toc1003_1158399634"/></text:h>
      <text:p text:style-name="P18">The following environment variables are recognized:</text:p>
      <text:p text:style-name="P18"/>
      <text:p text:style-name="P18"><text:span text:style-name="T10">CPMDrives</text:span> = <text:span text:style-name="T2">path-list</text:span></text:p>
      <text:p text:style-name="P19">The <text:span text:style-name="T2">path-list</text:span> is a list of (up to) 16 paths separated by commas. Each path is positional dependent, i.e. the first path is for drive A:, second for drive B:, etc. If a path is empty (“,,”), then the default is used. All non-empty paths are translated into <text:span text:style-name="T10">vcpm</text:span><text:span text:style-name="T13">_</text:span><text:span text:style-name="T12">drive_</text:span><text:span text:style-name="T6">X</text:span> <text:span text:style-name="T30">properties.</text:span></text:p>
      <text:p text:style-name="P20"/>
      <text:p text:style-name="P20"><text:span text:style-name="T10">CPMDrive_</text:span><text:span text:style-name="T8">X</text:span><text:span text:style-name="T30"> = </text:span><text:span text:style-name="T5">path</text:span></text:p>
      <text:p text:style-name="P21">Specifies the path to use for drive <text:span text:style-name="T2">X</text:span>. This is <text:span text:style-name="T29">translated into </text:span>a<text:span text:style-name="T29"> </text:span><text:span text:style-name="T15">vcpm</text:span><text:span text:style-name="T13">_</text:span><text:span text:style-name="T12">drive_</text:span><text:span text:style-name="T6">X</text:span><text:span text:style-name="T29"> </text:span>properties.</text:p>
      <text:p text:style-name="P22"/>
      <text:p text:style-name="P22"><text:span text:style-name="T10">VCPMCoreDump</text:span> = <text:span text:style-name="T2">anything</text:span></text:p>
      <text:p text:style-name="P21">Triggers a core dump of RAM when exiting the emulation. The dump file is xxxx and contains the raw (binary) contents of RAM.</text:p>
      <text:p text:style-name="P22"/>
      <text:p text:style-name="P22"><text:span text:style-name="T10">CPMDefault</text:span> = <text:span text:style-name="T2">usr-drv</text:span></text:p>
      <text:p text:style-name="P21">Specifies the default/initial user number and/or drive. Default is “0A:”.</text:p>
      <text:h text:style-name="Heading_20_2" text:outline-level="2"><text:bookmark-start text:name="__RefHeading___Toc1444_1532241226"/><text:span text:style-name="T30">Running</text:span> the <text:span text:style-name="T30">Emulator</text:span><text:bookmark-end text:name="__RefHeading___Toc1444_1532241226"/></text:h>
      <text:p text:style-name="P23">Typical startup command:</text:p>
      <text:p text:style-name="P10"/>
      <text:p text:style-name="P15"><text:span text:style-name="T16">java -jar </text:span><text:span text:style-name="T20">VirtualCpm</text:span><text:span text:style-name="T16">.jar </text:span><text:span text:style-name="T5">cpm-command</text:span></text:p>
      <text:p text:style-name="P10"><text:soft-page-break/></text:p>
      <text:p text:style-name="P10"><text:span text:style-name="T30">Typically, a wrapper script or batch file will be created, to simplify running commands</text:span>.<text:span text:style-name="T32"> </text:span><text:span text:style-name="T33">On Linux, this might look like:</text:span></text:p>
      <text:p text:style-name="P10"><text:span text:style-name="T33"/></text:p>
      <text:p text:style-name="P30"><text:span text:style-name="T26">#!/bin/bash</text:span></text:p>
      <text:p text:style-name="P30"><text:span text:style-name="T26">exec java -jar /path/to/VirtualCpm.jar "${@}"</text:span></text:p>
      <text:p text:style-name="P10"><text:span text:style-name="T33"/></text:p>
      <text:p text:style-name="P25"><text:span text:style-name="T33">I</text:span><text:span text:style-name="T31">f this script were named “vcpm”, and is on the user’s PATH, then one would run CP/M commands using:</text:span></text:p>
      <text:p text:style-name="P25"><text:span text:style-name="T31"/></text:p>
      <text:p text:style-name="P31"><text:span text:style-name="T25">vcpm </text:span><text:span text:style-name="T9">cpm-command</text:span></text:p>
      <text:p text:style-name="P26"><text:span text:style-name="T31"/></text:p>
      <text:h text:style-name="Heading_20_2" text:outline-level="2"><text:bookmark-start text:name="__RefHeading___Toc1021_1158399634"/>Makefile Example<text:bookmark-end text:name="__RefHeading___Toc1021_1158399634"/></text:h>
      <text:p text:style-name="P27"><text:span text:style-name="T31">Here is an example Makefile that uses vcpm to assemble using RMAC and link the result into an SPR file, </text:span><text:span text:style-name="T34">using source files “prog1a.asm” and “prog1b.asm”</text:span><text:span text:style-name="T31">. </text:span><text:span text:style-name="T34">This makefile and the source file reside in the same directory. The default VirtualCpm A: drive must contain RMAC.COM and LINK.COM, and any other necessary files (like Z80.LIB).</text:span></text:p>
      <text:p text:style-name="P27"><text:span text:style-name="T31"/></text:p>
      <text:p text:style-name="P32"><text:span text:style-name="T25">export CPMDrive_D = $(</text:span><text:span text:style-name="T27">PWD)</text:span></text:p>
      <text:p text:style-name="P32"><text:span text:style-name="T27">export CPMDefault = d:</text:span></text:p>
      <text:p text:style-name="P32"><text:span text:style-name="T27"/></text:p>
      <text:p text:style-name="P33"><text:span text:style-name="T25">all: prog1.spr</text:span></text:p>
      <text:p text:style-name="P33"><text:span text:style-name="T25"/></text:p>
      <text:p text:style-name="P32"><text:span text:style-name="T27">%.rel: %.asm</text:span></text:p>
      <text:p text:style-name="P32"><text:span text:style-name="T27"><text:s text:c="8"/>vcpm rmac "$?" '$$SZLA'</text:span></text:p>
      <text:p text:style-name="P32"><text:span text:style-name="T27"/></text:p>
      <text:p text:style-name="P32"><text:span text:style-name="T27">prog1.spr: prog1a.rel prog1b.rel</text:span></text:p>
      <text:p text:style-name="P32"><text:span text:style-name="T27"><text:s text:c="8"/>vcpm link "prog1=prog1a,prog1b[os,nr]"</text:span></text:p>
      <text:p text:style-name="P27"><text:span text:style-name="T34"/></text:p>
      <text:p text:style-name="P27"><text:span text:style-name="T34"/></text:p>
      <text:p text:style-name="P27"><text:span text:style-name="T3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bc816" officeooo:paragraph-rsid="002bc816"/>
    </style:style>
    <style:style style:name="MT1" style:family="text">
      <style:text-properties officeooo:rsid="003589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irtualCpm</text:span> Manual<text:tab/><text:tab/><text:page-number text:select-page="current">3</text:page-number></text:p>
      </style:header>
      <style:header-first>
        <text:p text:style-name="MP1"><text:tab/><text:tab/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4T17:00:16.207568057</meta:creation-date>
    <dc:date>2022-12-03T15:03:16.202983645</dc:date>
    <meta:editing-duration>P13DT1H9M49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3" meta:paragraph-count="60" meta:word-count="715" meta:character-count="4411" meta:non-whitespace-character-count="3735"/>
  </office:meta>
</office:document-meta>
</file>